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48.38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G2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leur</text:p>
          </table:table-cell>
          <table:table-cell table:style-name="ce1" office:value-type="string" calcext:value-type="string">
            <text:p>N° AliExpress</text:p>
          </table:table-cell>
          <table:table-cell table:style-name="ce1" office:value-type="string" calcext:value-type="string">
            <text:p>N° Digikey</text:p>
          </table:table-cell>
          <table:table-cell table:style-name="ce1" office:value-type="string" calcext:value-type="string">
            <text:p>Qtt</text:p>
          </table:table-cell>
          <table:table-cell table:style-name="ce1" office:value-type="string" calcext:value-type="string">
            <text:p>Prix/Pce</text:p>
          </table:table-cell>
          <table:table-cell table:style-name="ce1" office:value-type="string" calcext:value-type="string">
            <text:p>Pri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BT1</text:p>
          </table:table-cell>
          <table:table-cell table:style-name="ce2" office:value-type="string" calcext:value-type="string">
            <text:p>Litium 3.4[Ah]</text:p>
          </table:table-cell>
          <table:table-cell table:style-name="ce2" office:value-type="string" calcext:value-type="string">
            <text:p>33016517000 &amp; 33045310581</text:p>
          </table:table-cell>
          <table:table-cell table:style-name="ce2" office:value-type="string" calcext:value-type="string">
            <text:p>Conrad 1558873 - 6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0.715+6.87" office:value-type="float" office:value="7.585" calcext:value-type="float">
            <text:p>7.585</text:p>
          </table:table-cell>
          <table:table-cell table:style-name="ce4" table:formula="of:=IFERROR([.E2] * [.F2]; 0)" office:value-type="float" office:value="7.585" calcext:value-type="float">
            <text:p>7.5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C1, C2, C6-C17</text:p>
          </table:table-cell>
          <table:table-cell table:style-name="ce2" office:value-type="string" calcext:value-type="string">
            <text:p>100[n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C1206C104K5RAC7800CT-ND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0413" calcext:value-type="float">
            <text:p>0.0413</text:p>
          </table:table-cell>
          <table:table-cell table:style-name="ce4" table:formula="of:=IFERROR([.E3] * [.F3]; 0)" office:value-type="float" office:value="0.5782" calcext:value-type="float">
            <text:p>0.57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C3</text:p>
          </table:table-cell>
          <table:table-cell table:style-name="ce2" office:value-type="string" calcext:value-type="string">
            <text:p>10[μ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4788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table:formula="of:=IFERROR([.E4] * [.F4]; 0)" office:value-type="float" office:value="0.79" calcext:value-type="float">
            <text:p>0.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C4</text:p>
          </table:table-cell>
          <table:table-cell table:style-name="ce2" office:value-type="string" calcext:value-type="string">
            <text:p>33[μ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4719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table:formula="of:=IFERROR([.E5] * [.F5]; 0)" office:value-type="float" office:value="0.97" calcext:value-type="float">
            <text:p>0.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D1-D12</text:p>
          </table:table-cell>
          <table:table-cell table:style-name="ce2" office:value-type="string" calcext:value-type="string">
            <text:p>2[V] 5[mA]</text:p>
          </table:table-cell>
          <table:table-cell table:style-name="ce2" office:value-type="float" office:value="32828059657" calcext:value-type="float">
            <text:p>32828059657</text:p>
          </table:table-cell>
          <table:table-cell table:style-name="ce2" office:value-type="string" calcext:value-type="string">
            <text:p>754-1158-1-ND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table:formula="of:=IFERROR([.E6] * [.F6]; 0)" office:value-type="float" office:value="3.24" calcext:value-type="float">
            <text:p>3.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DS1</text:p>
          </table:table-cell>
          <table:table-cell table:style-name="ce2" office:value-type="string" calcext:value-type="string">
            <text:p>LCD2004A</text:p>
          </table:table-cell>
          <table:table-cell table:style-name="ce2" office:value-type="float" office:value="2034910175" calcext:value-type="float">
            <text:p>2034910175</text:p>
          </table:table-cell>
          <table:table-cell table:style-name="ce2" office:value-type="string" calcext:value-type="string">
            <text:p>NHD-0420DZ-FL-YBW-33V3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3.25" calcext:value-type="float">
            <text:p>23.25</text:p>
          </table:table-cell>
          <table:table-cell table:style-name="ce4" table:formula="of:=IFERROR([.E7] * [.F7]; 0)" office:value-type="float" office:value="23.25" calcext:value-type="float">
            <text:p>23.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J1</text:p>
          </table:table-cell>
          <table:table-cell table:style-name="ce2" office:value-type="string" calcext:value-type="string">
            <text:p>FT232RL</text:p>
          </table:table-cell>
          <table:table-cell table:style-name="ce2" office:value-type="float" office:value="32826575637" calcext:value-type="float">
            <text:p>3282657563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formula="of:=IFERROR([.E8] * [.F8]; 0)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L1</text:p>
          </table:table-cell>
          <table:table-cell table:style-name="ce2" office:value-type="string" calcext:value-type="string">
            <text:p>2.2[μH]</text:p>
          </table:table-cell>
          <table:table-cell table:style-name="ce2"/>
          <table:table-cell table:style-name="ce2" office:value-type="string" calcext:value-type="string">
            <text:p>587-3544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1076" calcext:value-type="float">
            <text:p>0.1076</text:p>
          </table:table-cell>
          <table:table-cell table:style-name="ce4" table:formula="of:=IFERROR([.E9] * [.F9]; 0)" office:value-type="float" office:value="0.1076" calcext:value-type="float">
            <text:p>0.10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Q1-Q6</text:p>
          </table:table-cell>
          <table:table-cell table:style-name="ce2" office:value-type="string" calcext:value-type="string">
            <text:p>BC856B</text:p>
          </table:table-cell>
          <table:table-cell table:style-name="ce2" office:value-type="float" office:value="32959120963" calcext:value-type="float">
            <text:p>32959120963</text:p>
          </table:table-cell>
          <table:table-cell table:style-name="ce2" office:value-type="string" calcext:value-type="string">
            <text:p>BC856BLT3GOSCT-ND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table:formula="of:=IFERROR([.E10] * [.F10]; 0)" office:value-type="float" office:value="0.0306" calcext:value-type="float">
            <text:p>0.03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1, R2, R25, R27, R29, R31, R33, R36</text:p>
          </table:table-cell>
          <table:table-cell table:style-name="ce2" office:value-type="string" calcext:value-type="string">
            <text:p>1[K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1.0KERCT-ND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0.0249" calcext:value-type="float">
            <text:p>0.0249</text:p>
          </table:table-cell>
          <table:table-cell table:style-name="ce4" table:formula="of:=IFERROR([.E11] * [.F11]; 0)" office:value-type="float" office:value="0.1992" calcext:value-type="float">
            <text:p>0.19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3, R4, R17-R24, R26, R28, R30, R32, R34</text:p>
          </table:table-cell>
          <table:table-cell table:style-name="ce2" office:value-type="string" calcext:value-type="string">
            <text:p>10[K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10KERCT-ND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0249" calcext:value-type="float">
            <text:p>0.0249</text:p>
          </table:table-cell>
          <table:table-cell table:style-name="ce4" table:formula="of:=IFERROR([.E12] * [.F12]; 0)" office:value-type="float" office:value="0.3735" calcext:value-type="float">
            <text:p>0.37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5-R16</text:p>
          </table:table-cell>
          <table:table-cell table:style-name="ce2" office:value-type="string" calcext:value-type="string">
            <text:p>330[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330FRCT-ND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table:formula="of:=IFERROR([.E13] * [.F13]; 0)" office:value-type="float" office:value="0.3492" calcext:value-type="float">
            <text:p>0.34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R35</text:p>
          </table:table-cell>
          <table:table-cell table:style-name="ce2" office:value-type="string" calcext:value-type="string">
            <text:p>6[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6.20FRCT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table:formula="of:=IFERROR([.E14] * [.F14]; 0)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RV1</text:p>
          </table:table-cell>
          <table:table-cell table:style-name="ce2" office:value-type="string" calcext:value-type="string">
            <text:p>10[KΩ]</text:p>
          </table:table-cell>
          <table:table-cell table:style-name="ce2" office:value-type="float" office:value="32962861159" calcext:value-type="float">
            <text:p>32962861159</text:p>
          </table:table-cell>
          <table:table-cell table:style-name="ce2" office:value-type="string" calcext:value-type="string">
            <text:p>987-1008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table:formula="of:=IFERROR([.E15] * [.F15]; 0)" office:value-type="float" office:value="1.27" calcext:value-type="float">
            <text:p>1.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SW1, SW2</text:p>
          </table:table-cell>
          <table:table-cell table:style-name="ce2" office:value-type="string" calcext:value-type="string">
            <text:p>Wuerth_4.5x6.5mm</text:p>
          </table:table-cell>
          <table:table-cell table:style-name="ce2" office:value-type="float" office:value="32856600638" calcext:value-type="float">
            <text:p>32856600638</text:p>
          </table:table-cell>
          <table:table-cell table:style-name="ce2" office:value-type="string" calcext:value-type="string">
            <text:p>450-1647-ND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.1216" calcext:value-type="float">
            <text:p>0.1216</text:p>
          </table:table-cell>
          <table:table-cell table:style-name="ce4" table:formula="of:=IFERROR([.E16] * [.F16]; 0)" office:value-type="float" office:value="0.2432" calcext:value-type="float">
            <text:p>0.24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SW3-SW37</text:p>
          </table:table-cell>
          <table:table-cell table:style-name="ce2" office:value-type="string" calcext:value-type="string">
            <text:p>G77</text:p>
          </table:table-cell>
          <table:table-cell table:style-name="ce2" office:value-type="float" office:value="32668706990" calcext:value-type="float">
            <text:p>3266870699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formula="of:=IFERROR([.E17] * [.F17]; 0)" office:value-type="float" office:value="21" calcext:value-type="float">
            <text:p>21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SW38</text:p>
          </table:table-cell>
          <table:table-cell table:style-name="ce2" office:value-type="string" calcext:value-type="string">
            <text:p>SK-12F14</text:p>
          </table:table-cell>
          <table:table-cell table:style-name="ce2" office:value-type="float" office:value="32827322833" calcext:value-type="float">
            <text:p>32827322833</text:p>
          </table:table-cell>
          <table:table-cell table:style-name="ce2" office:value-type="string" calcext:value-type="string">
            <text:p>Distrelek 135-11-18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table:formula="of:=IFERROR([.E18] * [.F18]; 0)"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1</text:p>
          </table:table-cell>
          <table:table-cell table:style-name="ce2" office:value-type="string" calcext:value-type="string">
            <text:p>Wavga_TP4056</text:p>
          </table:table-cell>
          <table:table-cell table:style-name="ce2" office:value-type="float" office:value="32797834680" calcext:value-type="float">
            <text:p>3279783468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formula="of:=IFERROR([.E19] * [.F19]; 0)" office:value-type="float" office:value="1" calcext:value-type="float">
            <text:p>1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2</text:p>
          </table:table-cell>
          <table:table-cell table:style-name="ce2" office:value-type="string" calcext:value-type="string">
            <text:p>TPS63001</text:p>
          </table:table-cell>
          <table:table-cell table:style-name="ce2"/>
          <table:table-cell table:style-name="ce2" office:value-type="string" calcext:value-type="string">
            <text:p>296-19643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1" calcext:value-type="float">
            <text:p>2.21</text:p>
          </table:table-cell>
          <table:table-cell table:style-name="ce4" table:formula="of:=IFERROR([.E20] * [.F20]; 0)" office:value-type="float" office:value="2.21" calcext:value-type="float">
            <text:p>2.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3</text:p>
          </table:table-cell>
          <table:table-cell table:style-name="ce2" office:value-type="string" calcext:value-type="string">
            <text:p>ESP32-WROOM-32</text:p>
          </table:table-cell>
          <table:table-cell table:style-name="ce2" office:value-type="float" office:value="33003540884" calcext:value-type="float">
            <text:p>33003540884</text:p>
          </table:table-cell>
          <table:table-cell table:style-name="ce2" office:value-type="string" calcext:value-type="string">
            <text:p>1904-1010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" calcext:value-type="float">
            <text:p>3.8</text:p>
          </table:table-cell>
          <table:table-cell table:style-name="ce4" table:formula="of:=IFERROR([.E21] * [.F21]; 0)"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4</text:p>
          </table:table-cell>
          <table:table-cell table:style-name="ce2" office:value-type="string" calcext:value-type="string">
            <text:p>PCF8574A</text:p>
          </table:table-cell>
          <table:table-cell table:style-name="ce2" office:value-type="float" office:value="1958961513" calcext:value-type="float">
            <text:p>1958961513</text:p>
          </table:table-cell>
          <table:table-cell table:style-name="ce2" office:value-type="string" calcext:value-type="string">
            <text:p>568-1074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4" calcext:value-type="float">
            <text:p>1.44</text:p>
          </table:table-cell>
          <table:table-cell table:style-name="ce4" table:formula="of:=IFERROR([.E22] * [.F22]; 0)" office:value-type="float" office:value="1.44" calcext:value-type="float">
            <text:p>1.4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IFERROR([.E23] * [.F23]; 0)" office:value-type="float" office:value="2" calcext:value-type="float">
            <text:p>2.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Total:</text:p>
          </table:table-cell>
          <table:table-cell table:style-name="ce5" table:formula="of:=SUM([.G2:.G23])" office:value-type="float" office:value="71.6565" calcext:value-type="float">
            <text:p>71.6565</text:p>
          </table:table-cell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296-19643-1-N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904-1010-1-N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68-1074-1-ND</text:p>
          </table:table-cell>
          <table:table-cell table:number-columns-repeated="10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loext:min-decimal-places="1" number:min-integer-digits="1" number:decimal-replacement="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00.00.0000</text:date>, <text:time style:data-style-name="N2" text:time-value="16:16:42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53S</meta:editing-duration>
    <meta:editing-cycles>8</meta:editing-cycles>
    <meta:generator>LibreOffice/5.2.7.2$Windows_x86 LibreOffice_project/2b7f1e640c46ceb28adf43ee075a6e8b8439ed10</meta:generator>
    <dc:date>2020-06-26T14:12:16.669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